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cdb2f" officeooo:paragraph-rsid="000cdb2f"/>
    </style:style>
    <style:style style:name="P2" style:family="paragraph" style:parent-style-name="Standard" style:master-page-name="">
      <loext:graphic-properties draw:fill="none"/>
      <style:paragraph-properties fo:line-height="150%" fo:text-align="justify" style:justify-single-word="false" style:page-number="auto" fo:background-color="transparent" style:shadow="none"/>
      <style:text-properties style:font-name="arial" officeooo:rsid="000fda91" officeooo:paragraph-rsid="000fda91"/>
    </style:style>
    <style:style style:name="P3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fda91" officeooo:paragraph-rsid="000fda91"/>
    </style:style>
    <style:style style:name="P4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fda91" officeooo:paragraph-rsid="000fda91"/>
    </style:style>
    <style:style style:name="P5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officeooo:paragraph-rsid="000fda91"/>
    </style:style>
    <style:style style:name="P6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officeooo:rsid="000fda91" officeooo:paragraph-rsid="000fda91"/>
    </style:style>
    <style:style style:name="T1" style:family="text">
      <style:text-properties style:font-name="arial"/>
    </style:style>
    <style:style style:name="T2" style:family="text">
      <style:text-properties style:font-name="arial" officeooo:rsid="000fda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de-off: Bias x Variance</text:p>
      <text:p text:style-name="P3"/>
      <text:list xml:id="list730570684" text:style-name="L1">
        <text:list-item>
          <text:p text:style-name="P5"><text:span text:style-name="T2">Viés(Bias):</text:span></text:p>
          <text:list>
            <text:list-item>
              <text:p text:style-name="P6"><text:span text:style-name="T1">Se deve à escolha do modelo, que pode ter sido muito simples para o problema em mãos.</text:span></text:p>
            </text:list-item>
            <text:list-item>
              <text:p text:style-name="P6"><text:span text:style-name="T1">É relacionado underfitting dos dados</text:span></text:p>
            </text:list-item>
          </text:list>
        </text:list-item>
        <text:list-item>
          <text:p text:style-name="P6"><text:span text:style-name="T1">Variância:</text:span></text:p>
          <text:list>
            <text:list-item>
              <text:p text:style-name="P6"><text:span text:style-name="T1">Está relacionada à complexidade do modelo.</text:span></text:p>
            </text:list-item>
            <text:list-item>
              <text:p text:style-name="P6"><text:span text:style-name="T1">Qualquer dado externo do conjunto de treino é considerado ruído.</text:span></text:p>
            </text:list-item>
          </text:list>
        </text:list-item>
        <text:list-item>
          <text:p text:style-name="P4">Overfitting</text:p>
          <text:list>
            <text:list-item>
              <text:p text:style-name="P4">Modelo complexo</text:p>
            </text:list-item>
            <text:list-item>
              <text:p text:style-name="P4">Reduz o erro a praticamente 0 no treinamento</text:p>
            </text:list-item>
            <text:list-item>
              <text:p text:style-name="P4">Viés baixo</text:p>
            </text:list-item>
            <text:list-item>
              <text:p text:style-name="P4">Alta variância</text:p>
            </text:list-item>
            <text:list-item>
              <text:p text:style-name="P4">Só funciona com os dados de treinamento</text:p>
            </text:list-item>
          </text:list>
        </text:list-item>
        <text:list-item>
          <text:p text:style-name="P4">Underfitting</text:p>
          <text:list>
            <text:list-item>
              <text:p text:style-name="P4">Modelo genérico ou desajustado</text:p>
            </text:list-item>
            <text:list-item>
              <text:p text:style-name="P4">Alto erro</text:p>
            </text:list-item>
            <text:list-item>
              <text:p text:style-name="P4">Viés mais alto</text:p>
            </text:list-item>
            <text:list-item>
              <text:p text:style-name="P4">Baixa variância</text:p>
            </text:list-item>
            <text:list-item>
              <text:p text:style-name="P4">Funciona com alto erro tanto em treino como em teste</text:p>
            </text:list-item>
          </text:list>
        </text:list-item>
        <text:list-item>
          <text:p text:style-name="P4">Se problema de variedade for alto</text:p>
          <text:list>
            <text:list-item>
              <text:p text:style-name="P4">Obter mais exemplos de treinamento, porque quanto maior o conjunto de dados, maior a probabilidade de obter previsões mais assertivas</text:p>
            </text:list-item>
            <text:list-item>
              <text:p text:style-name="P4">Experimente conjuntos menores de features (porque provavelmente está ajustando demais)</text:p>
            </text:list-item>
          </text:list>
        </text:list-item>
        <text:list-item>
          <text:p text:style-name="P4">Se problema de Bias for alto</text:p>
          <text:list>
            <text:list-item>
              <text:p text:style-name="P4">Tentar obter recursos adicionais, o conjunto de dados devem estar generalizados</text:p>
            </text:list-item>
            <text:list-item>
              <text:p text:style-name="P4">Adicionar recursos polinomiais, para tornar o modelo mais complicado</text:p>
            </text:list-item>
            <text:list-item>
              <text:p text:style-name="P4"/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22:37:27.078770988</meta:creation-date>
    <dc:title>ABNT - Arial</dc:title>
    <meta:editing-duration>PT2H15M25S</meta:editing-duration>
    <meta:editing-cycles>10</meta:editing-cycles>
    <meta:generator>LibreOffice/6.4.2.2$Windows_X86_64 LibreOffice_project/4e471d8c02c9c90f512f7f9ead8875b57fcb1ec3</meta:generator>
    <dc:date>2020-05-31T19:28:35.203000000</dc:date>
    <meta:document-statistic meta:table-count="0" meta:image-count="0" meta:object-count="0" meta:page-count="1" meta:paragraph-count="26" meta:word-count="175" meta:character-count="991" meta:non-whitespace-character-count="866"/>
    <meta:template xlink:type="simple" xlink:actuate="onRequest" xlink:title="ABNT - Arial" xlink:href="../../../../../../.config/libreoffice/4/user/template/ABNT%20-%20Arial.ott" meta:date="2020-05-13T22:37:22.020936386"/>
  </office:meta>
</office:document-meta>
</file>